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08196610169" calcext:value-type="float">
            <text:p>2.18008</text:p>
          </table:table-cell>
          <table:table-cell office:value-type="float" office:value="2.41264004519774" calcext:value-type="float">
            <text:p>2.41264</text:p>
          </table:table-cell>
          <table:table-cell office:value-type="float" office:value="3.271408" calcext:value-type="float">
            <text:p>3.271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188743502825" calcext:value-type="float">
            <text:p>2.38189</text:p>
          </table:table-cell>
          <table:table-cell office:value-type="float" office:value="2.12347692655367" calcext:value-type="float">
            <text:p>2.12348</text:p>
          </table:table-cell>
          <table:table-cell office:value-type="float" office:value="2.89524230508475" calcext:value-type="float">
            <text:p>2.895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689342372881" calcext:value-type="float">
            <text:p>2.37689</text:p>
          </table:table-cell>
          <table:table-cell office:value-type="float" office:value="2.09545364971751" calcext:value-type="float">
            <text:p>2.09545</text:p>
          </table:table-cell>
          <table:table-cell office:value-type="float" office:value="2.71815484745763" calcext:value-type="float">
            <text:p>2.718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6882366101695" calcext:value-type="float">
            <text:p>2.16882</text:p>
          </table:table-cell>
          <table:table-cell office:value-type="float" office:value="2.37181823728814" calcext:value-type="float">
            <text:p>2.37182</text:p>
          </table:table-cell>
          <table:table-cell office:value-type="float" office:value="3.00909396610169" calcext:value-type="float">
            <text:p>3.009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798623728814" calcext:value-type="float">
            <text:p>2.33799</text:p>
          </table:table-cell>
          <table:table-cell office:value-type="float" office:value="2.01781414689266" calcext:value-type="float">
            <text:p>2.01781</text:p>
          </table:table-cell>
          <table:table-cell office:value-type="float" office:value="2.61140718644068" calcext:value-type="float">
            <text:p>2.611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957963841808" calcext:value-type="float">
            <text:p>2.32958</text:p>
          </table:table-cell>
          <table:table-cell office:value-type="float" office:value="2.13618268926554" calcext:value-type="float">
            <text:p>2.13618</text:p>
          </table:table-cell>
          <table:table-cell office:value-type="float" office:value="2.8343140338983" calcext:value-type="float">
            <text:p>2.834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59715480226" calcext:value-type="float">
            <text:p>2.32597</text:p>
          </table:table-cell>
          <table:table-cell office:value-type="float" office:value="2.02318533333333" calcext:value-type="float">
            <text:p>2.02319</text:p>
          </table:table-cell>
          <table:table-cell office:value-type="float" office:value="2.57826386440678" calcext:value-type="float">
            <text:p>2.578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78424858757" calcext:value-type="float">
            <text:p>2.19378</text:p>
          </table:table-cell>
          <table:table-cell office:value-type="float" office:value="2.32343633898305" calcext:value-type="float">
            <text:p>2.32344</text:p>
          </table:table-cell>
          <table:table-cell office:value-type="float" office:value="3.00824759322034" calcext:value-type="float">
            <text:p>3.008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68246327684" calcext:value-type="float">
            <text:p>2.31968</text:p>
          </table:table-cell>
          <table:table-cell office:value-type="float" office:value="2.07798280225989" calcext:value-type="float">
            <text:p>2.07798</text:p>
          </table:table-cell>
          <table:table-cell office:value-type="float" office:value="2.67410901694915" calcext:value-type="float">
            <text:p>2.674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5221920904" calcext:value-type="float">
            <text:p>2.30452</text:p>
          </table:table-cell>
          <table:table-cell office:value-type="float" office:value="2.14749326553672" calcext:value-type="float">
            <text:p>2.14749</text:p>
          </table:table-cell>
          <table:table-cell office:value-type="float" office:value="2.75965830508475" calcext:value-type="float">
            <text:p>2.75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206531073446" calcext:value-type="float">
            <text:p>2.30207</text:p>
          </table:table-cell>
          <table:table-cell office:value-type="float" office:value="2.1098593220339" calcext:value-type="float">
            <text:p>2.10986</text:p>
          </table:table-cell>
          <table:table-cell office:value-type="float" office:value="2.78282223728814" calcext:value-type="float">
            <text:p>2.782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758946892655" calcext:value-type="float">
            <text:p>2.29759</text:p>
          </table:table-cell>
          <table:table-cell office:value-type="float" office:value="2.1331870960452" calcext:value-type="float">
            <text:p>2.13319</text:p>
          </table:table-cell>
          <table:table-cell office:value-type="float" office:value="2.7036466440678" calcext:value-type="float">
            <text:p>2.703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51423728814" calcext:value-type="float">
            <text:p>2.29551</text:p>
          </table:table-cell>
          <table:table-cell office:value-type="float" office:value="2.11079853107345" calcext:value-type="float">
            <text:p>2.1108</text:p>
          </table:table-cell>
          <table:table-cell office:value-type="float" office:value="2.72115688135593" calcext:value-type="float">
            <text:p>2.721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88864180791" calcext:value-type="float">
            <text:p>2.28889</text:p>
          </table:table-cell>
          <table:table-cell office:value-type="float" office:value="2.18001500564972" calcext:value-type="float">
            <text:p>2.18002</text:p>
          </table:table-cell>
          <table:table-cell office:value-type="float" office:value="2.9359346440678" calcext:value-type="float">
            <text:p>2.935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886879096045" calcext:value-type="float">
            <text:p>2.28887</text:p>
          </table:table-cell>
          <table:table-cell office:value-type="float" office:value="2.10367489265537" calcext:value-type="float">
            <text:p>2.10367</text:p>
          </table:table-cell>
          <table:table-cell office:value-type="float" office:value="2.73063240677966" calcext:value-type="float">
            <text:p>2.730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545446327684" calcext:value-type="float">
            <text:p>2.28545</text:p>
          </table:table-cell>
          <table:table-cell office:value-type="float" office:value="2.18369333333333" calcext:value-type="float">
            <text:p>2.18369</text:p>
          </table:table-cell>
          <table:table-cell office:value-type="float" office:value="2.86094562711864" calcext:value-type="float">
            <text:p>2.860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25552542373" calcext:value-type="float">
            <text:p>2.19026</text:p>
          </table:table-cell>
          <table:table-cell office:value-type="float" office:value="2.28186072316384" calcext:value-type="float">
            <text:p>2.28186</text:p>
          </table:table-cell>
          <table:table-cell office:value-type="float" office:value="2.95651905084746" calcext:value-type="float">
            <text:p>2.956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98574011299" calcext:value-type="float">
            <text:p>2.18299</text:p>
          </table:table-cell>
          <table:table-cell office:value-type="float" office:value="2.28079681355932" calcext:value-type="float">
            <text:p>2.2808</text:p>
          </table:table-cell>
          <table:table-cell office:value-type="float" office:value="2.89885884745763" calcext:value-type="float">
            <text:p>2.898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17044404519774" calcext:value-type="float">
            <text:p>2.17044</text:p>
          </table:table-cell>
          <table:table-cell office:value-type="float" office:value="2.2752470960452" calcext:value-type="float">
            <text:p>2.27525</text:p>
          </table:table-cell>
          <table:table-cell office:value-type="float" office:value="2.79947823728814" calcext:value-type="float">
            <text:p>2.799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23789830509" calcext:value-type="float">
            <text:p>2.27024</text:p>
          </table:table-cell>
          <table:table-cell office:value-type="float" office:value="2.17621021468927" calcext:value-type="float">
            <text:p>2.17621</text:p>
          </table:table-cell>
          <table:table-cell office:value-type="float" office:value="2.73046996610169" calcext:value-type="float">
            <text:p>2.730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11021468927" calcext:value-type="float">
            <text:p>2.26411</text:p>
          </table:table-cell>
          <table:table-cell office:value-type="float" office:value="2.2443235480226" calcext:value-type="float">
            <text:p>2.24432</text:p>
          </table:table-cell>
          <table:table-cell office:value-type="float" office:value="2.97934291525424" calcext:value-type="float">
            <text:p>2.979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65385310734" calcext:value-type="float">
            <text:p>2.22065</text:p>
          </table:table-cell>
          <table:table-cell office:value-type="float" office:value="2.26331294915254" calcext:value-type="float">
            <text:p>2.26331</text:p>
          </table:table-cell>
          <table:table-cell office:value-type="float" office:value="2.98976" calcext:value-type="float">
            <text:p>2.989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33037288136" calcext:value-type="float">
            <text:p>2.17733</text:p>
          </table:table-cell>
          <table:table-cell office:value-type="float" office:value="2.26223398870057" calcext:value-type="float">
            <text:p>2.26223</text:p>
          </table:table-cell>
          <table:table-cell office:value-type="float" office:value="2.78503674576271" calcext:value-type="float">
            <text:p>2.785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925157062147" calcext:value-type="float">
            <text:p>2.25925</text:p>
          </table:table-cell>
          <table:table-cell office:value-type="float" office:value="2.22640659887006" calcext:value-type="float">
            <text:p>2.22641</text:p>
          </table:table-cell>
          <table:table-cell office:value-type="float" office:value="2.96077586440678" calcext:value-type="float">
            <text:p>2.960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96056497175" calcext:value-type="float">
            <text:p>2.25896</text:p>
          </table:table-cell>
          <table:table-cell office:value-type="float" office:value="2.2160386440678" calcext:value-type="float">
            <text:p>2.21604</text:p>
          </table:table-cell>
          <table:table-cell office:value-type="float" office:value="2.80049355932203" calcext:value-type="float">
            <text:p>2.800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99541242938" calcext:value-type="float">
            <text:p>2.253</text:p>
          </table:table-cell>
          <table:table-cell office:value-type="float" office:value="2.1340030960452" calcext:value-type="float">
            <text:p>2.134</text:p>
          </table:table-cell>
          <table:table-cell office:value-type="float" office:value="2.64800623728814" calcext:value-type="float">
            <text:p>2.648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64711864407" calcext:value-type="float">
            <text:p>2.19365</text:p>
          </table:table-cell>
          <table:table-cell office:value-type="float" office:value="2.25114519774011" calcext:value-type="float">
            <text:p>2.25115</text:p>
          </table:table-cell>
          <table:table-cell office:value-type="float" office:value="2.84570738983051" calcext:value-type="float">
            <text:p>2.845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269333333333" calcext:value-type="float">
            <text:p>2.24269</text:p>
          </table:table-cell>
          <table:table-cell office:value-type="float" office:value="2.19644531073446" calcext:value-type="float">
            <text:p>2.19645</text:p>
          </table:table-cell>
          <table:table-cell office:value-type="float" office:value="2.90017708474576" calcext:value-type="float">
            <text:p>2.900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11893785311" calcext:value-type="float">
            <text:p>2.23912</text:p>
          </table:table-cell>
          <table:table-cell office:value-type="float" office:value="2.27803995480226" calcext:value-type="float">
            <text:p>2.27804</text:p>
          </table:table-cell>
          <table:table-cell office:value-type="float" office:value="3.10967647457627" calcext:value-type="float">
            <text:p>3.109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42336723164" calcext:value-type="float">
            <text:p>2.23542</text:p>
          </table:table-cell>
          <table:table-cell office:value-type="float" office:value="2.15725455367232" calcext:value-type="float">
            <text:p>2.15725</text:p>
          </table:table-cell>
          <table:table-cell office:value-type="float" office:value="2.65820854237288" calcext:value-type="float">
            <text:p>2.658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29082485876" calcext:value-type="float">
            <text:p>2.23529</text:p>
          </table:table-cell>
          <table:table-cell office:value-type="float" office:value="2.31086901694915" calcext:value-type="float">
            <text:p>2.31087</text:p>
          </table:table-cell>
          <table:table-cell office:value-type="float" office:value="3.16310128813559" calcext:value-type="float">
            <text:p>3.16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57963841808" calcext:value-type="float">
            <text:p>2.23458</text:p>
          </table:table-cell>
          <table:table-cell office:value-type="float" office:value="2.20295749152542" calcext:value-type="float">
            <text:p>2.20296</text:p>
          </table:table-cell>
          <table:table-cell office:value-type="float" office:value="2.82780176271186" calcext:value-type="float">
            <text:p>2.8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8088135593" calcext:value-type="float">
            <text:p>2.23318</text:p>
          </table:table-cell>
          <table:table-cell office:value-type="float" office:value="2.17475963841808" calcext:value-type="float">
            <text:p>2.17476</text:p>
          </table:table-cell>
          <table:table-cell office:value-type="float" office:value="2.72380447457627" calcext:value-type="float">
            <text:p>2.72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72131073446" calcext:value-type="float">
            <text:p>2.23272</text:p>
          </table:table-cell>
          <table:table-cell office:value-type="float" office:value="2.22648277966102" calcext:value-type="float">
            <text:p>2.22648</text:p>
          </table:table-cell>
          <table:table-cell office:value-type="float" office:value="2.87784271186441" calcext:value-type="float">
            <text:p>2.87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233529943503" calcext:value-type="float">
            <text:p>2.23234</text:p>
          </table:table-cell>
          <table:table-cell office:value-type="float" office:value="2.30430998870056" calcext:value-type="float">
            <text:p>2.30431</text:p>
          </table:table-cell>
          <table:table-cell office:value-type="float" office:value="3.10283877966102" calcext:value-type="float">
            <text:p>3.10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208574011299" calcext:value-type="float">
            <text:p>2.23209</text:p>
          </table:table-cell>
          <table:table-cell office:value-type="float" office:value="2.19041839548023" calcext:value-type="float">
            <text:p>2.19042</text:p>
          </table:table-cell>
          <table:table-cell office:value-type="float" office:value="2.63638698305085" calcext:value-type="float">
            <text:p>2.636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35457627119" calcext:value-type="float">
            <text:p>2.23035</text:p>
          </table:table-cell>
          <table:table-cell office:value-type="float" office:value="2.20050598870057" calcext:value-type="float">
            <text:p>2.20051</text:p>
          </table:table-cell>
          <table:table-cell office:value-type="float" office:value="2.68657084745763" calcext:value-type="float">
            <text:p>2.686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469462146893" calcext:value-type="float">
            <text:p>2.22469</text:p>
          </table:table-cell>
          <table:table-cell office:value-type="float" office:value="2.28483586440678" calcext:value-type="float">
            <text:p>2.28484</text:p>
          </table:table-cell>
          <table:table-cell office:value-type="float" office:value="3.1504406779661" calcext:value-type="float">
            <text:p>3.150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23489265537" calcext:value-type="float">
            <text:p>2.21923</text:p>
          </table:table-cell>
          <table:table-cell office:value-type="float" office:value="2.2183289039548" calcext:value-type="float">
            <text:p>2.21833</text:p>
          </table:table-cell>
          <table:table-cell office:value-type="float" office:value="2.75886183050847" calcext:value-type="float">
            <text:p>2.758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472311864407" calcext:value-type="float">
            <text:p>2.20472</text:p>
          </table:table-cell>
          <table:table-cell office:value-type="float" office:value="2.283336" calcext:value-type="float">
            <text:p>2.28334</text:p>
          </table:table-cell>
          <table:table-cell office:value-type="float" office:value="3.02826142372881" calcext:value-type="float">
            <text:p>3.028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49902824859" calcext:value-type="float">
            <text:p>2.2025</text:p>
          </table:table-cell>
          <table:table-cell office:value-type="float" office:value="2.29633292655367" calcext:value-type="float">
            <text:p>2.29633</text:p>
          </table:table-cell>
          <table:table-cell office:value-type="float" office:value="3.04860637288136" calcext:value-type="float">
            <text:p>3.048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38659887006" calcext:value-type="float">
            <text:p>2.20039</text:p>
          </table:table-cell>
          <table:table-cell office:value-type="float" office:value="2.30329315254237" calcext:value-type="float">
            <text:p>2.30329</text:p>
          </table:table-cell>
          <table:table-cell office:value-type="float" office:value="2.91997694915254" calcext:value-type="float">
            <text:p>2.919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03692655367" calcext:value-type="float">
            <text:p>2.19504</text:p>
          </table:table-cell>
          <table:table-cell office:value-type="float" office:value="2.26301229378531" calcext:value-type="float">
            <text:p>2.26301</text:p>
          </table:table-cell>
          <table:table-cell office:value-type="float" office:value="2.88707227118644" calcext:value-type="float">
            <text:p>2.887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279337853107" calcext:value-type="float">
            <text:p>2.28279</text:p>
          </table:table-cell>
          <table:table-cell office:value-type="float" office:value="2.19123236158192" calcext:value-type="float">
            <text:p>2.19123</text:p>
          </table:table-cell>
          <table:table-cell office:value-type="float" office:value="2.97379905084746" calcext:value-type="float">
            <text:p>2.97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55595480226" calcext:value-type="float">
            <text:p>2.18856</text:p>
          </table:table-cell>
          <table:table-cell office:value-type="float" office:value="2.25106917514124" calcext:value-type="float">
            <text:p>2.25107</text:p>
          </table:table-cell>
          <table:table-cell office:value-type="float" office:value="2.7763433220339" calcext:value-type="float">
            <text:p>2.776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80994350282" calcext:value-type="float">
            <text:p>2.18781</text:p>
          </table:table-cell>
          <table:table-cell office:value-type="float" office:value="2.30856463276836" calcext:value-type="float">
            <text:p>2.30856</text:p>
          </table:table-cell>
          <table:table-cell office:value-type="float" office:value="2.9256740338983" calcext:value-type="float">
            <text:p>2.925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60644067797" calcext:value-type="float">
            <text:p>2.18761</text:p>
          </table:table-cell>
          <table:table-cell office:value-type="float" office:value="2.27878655367232" calcext:value-type="float">
            <text:p>2.27879</text:p>
          </table:table-cell>
          <table:table-cell office:value-type="float" office:value="2.95817789830508" calcext:value-type="float">
            <text:p>2.958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69084745763" calcext:value-type="float">
            <text:p>2.18369</text:p>
          </table:table-cell>
          <table:table-cell office:value-type="float" office:value="2.39210723163842" calcext:value-type="float">
            <text:p>2.39211</text:p>
          </table:table-cell>
          <table:table-cell office:value-type="float" office:value="3.16884013559322" calcext:value-type="float">
            <text:p>3.168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16906214689" calcext:value-type="float">
            <text:p>2.18217</text:p>
          </table:table-cell>
          <table:table-cell office:value-type="float" office:value="2.30994442937853" calcext:value-type="float">
            <text:p>2.30994</text:p>
          </table:table-cell>
          <table:table-cell office:value-type="float" office:value="3.14885694915254" calcext:value-type="float">
            <text:p>3.148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3098079096" calcext:value-type="float">
            <text:p>2.17931</text:p>
          </table:table-cell>
          <table:table-cell office:value-type="float" office:value="2.29393647457627" calcext:value-type="float">
            <text:p>2.29394</text:p>
          </table:table-cell>
          <table:table-cell office:value-type="float" office:value="2.78147769491525" calcext:value-type="float">
            <text:p>2.781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94865536723" calcext:value-type="float">
            <text:p>2.24395</text:p>
          </table:table-cell>
          <table:table-cell office:value-type="float" office:value="2.17916244067797" calcext:value-type="float">
            <text:p>2.17916</text:p>
          </table:table-cell>
          <table:table-cell office:value-type="float" office:value="2.82982020338983" calcext:value-type="float">
            <text:p>2.829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98169491525" calcext:value-type="float">
            <text:p>2.17698</text:p>
          </table:table-cell>
          <table:table-cell office:value-type="float" office:value="2.28375322033898" calcext:value-type="float">
            <text:p>2.28375</text:p>
          </table:table-cell>
          <table:table-cell office:value-type="float" office:value="2.99532772881356" calcext:value-type="float">
            <text:p>2.995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639346892655" calcext:value-type="float">
            <text:p>2.30639</text:p>
          </table:table-cell>
          <table:table-cell office:value-type="float" office:value="2.17671211299435" calcext:value-type="float">
            <text:p>2.17671</text:p>
          </table:table-cell>
          <table:table-cell office:value-type="float" office:value="2.92184569491525" calcext:value-type="float">
            <text:p>2.921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735783050847" calcext:value-type="float">
            <text:p>2.16736</text:p>
          </table:table-cell>
          <table:table-cell office:value-type="float" office:value="2.37083511864407" calcext:value-type="float">
            <text:p>2.37084</text:p>
          </table:table-cell>
          <table:table-cell office:value-type="float" office:value="3.03553383050847" calcext:value-type="float">
            <text:p>3.035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741568361582" calcext:value-type="float">
            <text:p>2.14742</text:p>
          </table:table-cell>
          <table:table-cell office:value-type="float" office:value="2.38562110734463" calcext:value-type="float">
            <text:p>2.38562</text:p>
          </table:table-cell>
          <table:table-cell office:value-type="float" office:value="2.96332528813559" calcext:value-type="float">
            <text:p>2.963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4054750282486" calcext:value-type="float">
            <text:p>2.14055</text:p>
          </table:table-cell>
          <table:table-cell office:value-type="float" office:value="2.42657021468927" calcext:value-type="float">
            <text:p>2.42657</text:p>
          </table:table-cell>
          <table:table-cell office:value-type="float" office:value="3.06735810169492" calcext:value-type="float">
            <text:p>3.067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79850847458" calcext:value-type="float">
            <text:p>2.2688</text:p>
          </table:table-cell>
          <table:table-cell office:value-type="float" office:value="2.12903590960452" calcext:value-type="float">
            <text:p>2.12904</text:p>
          </table:table-cell>
          <table:table-cell office:value-type="float" office:value="2.75462291525424" calcext:value-type="float">
            <text:p>2.754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25737853107" calcext:value-type="float">
            <text:p>2.30826</text:p>
          </table:table-cell>
          <table:table-cell office:value-type="float" office:value="2.11146833898305" calcext:value-type="float">
            <text:p>2.11147</text:p>
          </table:table-cell>
          <table:table-cell office:value-type="float" office:value="2.86044474576271" calcext:value-type="float">
            <text:p>2.860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499251977401" calcext:value-type="float">
            <text:p>2.10499</text:p>
          </table:table-cell>
          <table:table-cell office:value-type="float" office:value="2.48771059887006" calcext:value-type="float">
            <text:p>2.48771</text:p>
          </table:table-cell>
          <table:table-cell office:value-type="float" office:value="3.39651905084746" calcext:value-type="float">
            <text:p>3.396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335396610169" calcext:value-type="float">
            <text:p>2.09335</text:p>
          </table:table-cell>
          <table:table-cell office:value-type="float" office:value="2.43282289265537" calcext:value-type="float">
            <text:p>2.43282</text:p>
          </table:table-cell>
          <table:table-cell office:value-type="float" office:value="3.03482820338983" calcext:value-type="float">
            <text:p>3.034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5" calcext:value-type="float">
            <text:p>5</text:p>
          </table:table-cell>
          <table:table-cell table:formula="of:=SUM([.H1:.H5])" office:value-type="float" office:value="5" calcext:value-type="float">
            <text:p>5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5" calcext:value-type="float">
            <text:p>5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0" calcext:value-type="float">
            <text:p>0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5:25.143130176</dc:date>
    <meta:document-statistic meta:table-count="1" meta:cell-count="4639" meta:object-count="0"/>
    <meta:generator>LibreOffice/4.2.8.2$Linux_X86_64 LibreOffice_project/420m0$Build-2</meta:generator>
  </office:meta>
</office:document-meta>
</file>